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4.179cm"/>
    </style:style>
    <style:style style:name="co5" style:family="table-column">
      <style:table-column-properties fo:break-before="auto" style:column-width="4.124cm"/>
    </style:style>
    <style:style style:name="co6" style:family="table-column">
      <style:table-column-properties fo:break-before="auto" style:column-width="4.29cm"/>
    </style:style>
    <style:style style:name="co7" style:family="table-column">
      <style:table-column-properties fo:break-before="auto" style:column-width="4.235cm"/>
    </style:style>
    <style:style style:name="co8" style:family="table-column">
      <style:table-column-properties fo:break-before="auto" style:column-width="3.903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4.306cm" svg:height="13.713cm" svg:x="0cm" svg:y="28.606cm">
            <draw:object draw:notify-on-update-of-ranges="Sheet1.A2:Sheet1.A2 Sheet1.A3:Sheet1.A56 Sheet1.B2:Sheet1.B2 Sheet1.B3:Sheet1.B56 Sheet1.C2:Sheet1.C2 Sheet1.C3:Sheet1.C56 Sheet1.D2:Sheet1.D2 Sheet1.D3:Sheet1.D56 Sheet1.E2:Sheet1.E2 Sheet1.E3:Sheet1.E56 Sheet1.F2:Sheet1.F2 Sheet1.F3:Sheet1.F56 Sheet1.G2:Sheet1.G2 Sheet1.G3:Sheet1.G56 Sheet1.H2:Sheet1.H2 Sheet1.H3:Sheet1.H56 Sheet1.I2:Sheet1.I2 Sheet1.I3:Sheet1.I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eisenberg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Titanium</text:p>
          </table:table-cell>
          <table:covered-table-cell/>
          <table:table-cell table:style-name="ce1" office:value-type="string" calcext:value-type="string" table:number-columns-spanned="2" table:number-rows-spanned="1">
            <text:p>Tungsten</text:p>
          </table:table-cell>
          <table:covered-table-cell/>
          <table:table-cell table:style-name="ce1" office:value-type="string" calcext:value-type="string" table:number-columns-spanned="2" table:number-rows-spanned="1">
            <text:p>Silicon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(M) Total Memory</text:p>
          </table:table-cell>
          <table:table-cell office:value-type="string" calcext:value-type="string">
            <text:p>(M) Used Memory</text:p>
          </table:table-cell>
          <table:table-cell office:value-type="string" calcext:value-type="string">
            <text:p>(Titanium) Total Memory</text:p>
          </table:table-cell>
          <table:table-cell office:value-type="string" calcext:value-type="string">
            <text:p>(Titanium) Used Memory</text:p>
          </table:table-cell>
          <table:table-cell office:value-type="string" calcext:value-type="string">
            <text:p>(Tungsten) Total Memory</text:p>
          </table:table-cell>
          <table:table-cell office:value-type="string" calcext:value-type="string">
            <text:p>(Tungsten) Used Memory</text:p>
          </table:table-cell>
          <table:table-cell office:value-type="string" calcext:value-type="string">
            <text:p>(Silicon) Total Memory</text:p>
          </table:table-cell>
          <table:table-cell office:value-type="string" calcext:value-type="string">
            <text:p>(Silicon) Used Memory</text:p>
          </table:table-cell>
          <table:table-cell/>
        </table:table-row>
        <table:table-row table:style-name="ro1">
          <table:table-cell office:value-type="string" calcext:value-type="string">
            <text:p>13-02-2014 14:10:5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17420" calcext:value-type="float">
            <text:p>7174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736" calcext:value-type="float">
            <text:p>3927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108" calcext:value-type="float">
            <text:p>2811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6720" calcext:value-type="float">
            <text:p>286720</text:p>
          </table:table-cell>
          <table:table-cell/>
        </table:table-row>
        <table:table-row table:style-name="ro1">
          <table:table-cell office:value-type="string" calcext:value-type="string">
            <text:p>13-02-2014 14:10:55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44088" calcext:value-type="float">
            <text:p>74408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712" calcext:value-type="float">
            <text:p>3927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084" calcext:value-type="float">
            <text:p>2810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6620" calcext:value-type="float">
            <text:p>286620</text:p>
          </table:table-cell>
          <table:table-cell/>
        </table:table-row>
        <table:table-row table:style-name="ro1">
          <table:table-cell office:value-type="string" calcext:value-type="string">
            <text:p>13-02-2014 14:10: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62788" calcext:value-type="float">
            <text:p>76278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712" calcext:value-type="float">
            <text:p>3927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084" calcext:value-type="float">
            <text:p>2810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360" calcext:value-type="float">
            <text:p>290360</text:p>
          </table:table-cell>
          <table:table-cell/>
        </table:table-row>
        <table:table-row table:style-name="ro1">
          <table:table-cell office:value-type="string" calcext:value-type="string">
            <text:p>13-02-2014 14:10:57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70516" calcext:value-type="float">
            <text:p>7705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712" calcext:value-type="float">
            <text:p>3927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084" calcext:value-type="float">
            <text:p>2810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336" calcext:value-type="float">
            <text:p>290336</text:p>
          </table:table-cell>
          <table:table-cell/>
        </table:table-row>
        <table:table-row table:style-name="ro1">
          <table:table-cell office:value-type="string" calcext:value-type="string">
            <text:p>13-02-2014 14:10:5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75928" calcext:value-type="float">
            <text:p>77592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976" calcext:value-type="float">
            <text:p>3929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124" calcext:value-type="float">
            <text:p>2811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48" calcext:value-type="float">
            <text:p>290548</text:p>
          </table:table-cell>
          <table:table-cell/>
        </table:table-row>
        <table:table-row table:style-name="ro1">
          <table:table-cell office:value-type="string" calcext:value-type="string">
            <text:p>13-02-2014 14:10:59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815768" calcext:value-type="float">
            <text:p>81576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952" calcext:value-type="float">
            <text:p>39295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116" calcext:value-type="float">
            <text:p>2811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831208" calcext:value-type="float">
            <text:p>8312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2952" calcext:value-type="float">
            <text:p>39295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264" calcext:value-type="float">
            <text:p>28126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1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805648" calcext:value-type="float">
            <text:p>80564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7220" calcext:value-type="float">
            <text:p>3972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7224" calcext:value-type="float">
            <text:p>2972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824852" calcext:value-type="float">
            <text:p>82485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7072" calcext:value-type="float">
            <text:p>3970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31684" calcext:value-type="float">
            <text:p>3316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3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32864" calcext:value-type="float">
            <text:p>93286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7072" calcext:value-type="float">
            <text:p>3970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344" calcext:value-type="float">
            <text:p>29434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9796" calcext:value-type="float">
            <text:p>94979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7072" calcext:value-type="float">
            <text:p>3970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32176" calcext:value-type="float">
            <text:p>3321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5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5220" calcext:value-type="float">
            <text:p>9452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97072" calcext:value-type="float">
            <text:p>3970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68" calcext:value-type="float">
            <text:p>29446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51200" calcext:value-type="float">
            <text:p>95120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21988" calcext:value-type="float">
            <text:p>42198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700" calcext:value-type="float">
            <text:p>29470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7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1364" calcext:value-type="float">
            <text:p>94136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42628" calcext:value-type="float">
            <text:p>44262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684" calcext:value-type="float">
            <text:p>2946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0184" calcext:value-type="float">
            <text:p>9401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932" calcext:value-type="float">
            <text:p>40693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684" calcext:value-type="float">
            <text:p>2946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09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4404" calcext:value-type="float">
            <text:p>94440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44352" calcext:value-type="float">
            <text:p>44435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676" calcext:value-type="float">
            <text:p>2946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0524" calcext:value-type="float">
            <text:p>290524</text:p>
          </table:table-cell>
          <table:table-cell/>
        </table:table-row>
        <table:table-row table:style-name="ro1">
          <table:table-cell office:value-type="string" calcext:value-type="string">
            <text:p>13-02-2014 14:11:1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8992" calcext:value-type="float">
            <text:p>94899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51864" calcext:value-type="float">
            <text:p>45186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568" calcext:value-type="float">
            <text:p>29456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13100" calcext:value-type="float">
            <text:p>313100</text:p>
          </table:table-cell>
          <table:table-cell/>
        </table:table-row>
        <table:table-row table:style-name="ro1">
          <table:table-cell office:value-type="string" calcext:value-type="string">
            <text:p>13-02-2014 14:11:11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1456" calcext:value-type="float">
            <text:p>9414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212" calcext:value-type="float">
            <text:p>4072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38692" calcext:value-type="float">
            <text:p>338692</text:p>
          </table:table-cell>
          <table:table-cell/>
        </table:table-row>
        <table:table-row table:style-name="ro1">
          <table:table-cell office:value-type="string" calcext:value-type="string">
            <text:p>13-02-2014 14:11: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5456" calcext:value-type="float">
            <text:p>9454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204" calcext:value-type="float">
            <text:p>40720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18268" calcext:value-type="float">
            <text:p>318268</text:p>
          </table:table-cell>
          <table:table-cell/>
        </table:table-row>
        <table:table-row table:style-name="ro1">
          <table:table-cell office:value-type="string" calcext:value-type="string">
            <text:p>13-02-2014 14:11:1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1324" calcext:value-type="float">
            <text:p>9413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188" calcext:value-type="float">
            <text:p>40718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44060" calcext:value-type="float">
            <text:p>344060</text:p>
          </table:table-cell>
          <table:table-cell/>
        </table:table-row>
        <table:table-row table:style-name="ro1">
          <table:table-cell office:value-type="string" calcext:value-type="string">
            <text:p>13-02-2014 14:11:15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0340" calcext:value-type="float">
            <text:p>9403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040" calcext:value-type="float">
            <text:p>4070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540" calcext:value-type="float">
            <text:p>300540</text:p>
          </table:table-cell>
          <table:table-cell/>
        </table:table-row>
        <table:table-row table:style-name="ro1">
          <table:table-cell office:value-type="string" calcext:value-type="string">
            <text:p>13-02-2014 14:11: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3044" calcext:value-type="float">
            <text:p>94304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040" calcext:value-type="float">
            <text:p>4070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516" calcext:value-type="float">
            <text:p>300516</text:p>
          </table:table-cell>
          <table:table-cell/>
        </table:table-row>
        <table:table-row table:style-name="ro1">
          <table:table-cell office:value-type="string" calcext:value-type="string">
            <text:p>13-02-2014 14:11:17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28584" calcext:value-type="float">
            <text:p>7285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508" calcext:value-type="float">
            <text:p>300508</text:p>
          </table:table-cell>
          <table:table-cell/>
        </table:table-row>
        <table:table-row table:style-name="ro1">
          <table:table-cell office:value-type="string" calcext:value-type="string">
            <text:p>13-02-2014 14:11:1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54492" calcext:value-type="float">
            <text:p>75449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556" calcext:value-type="float">
            <text:p>300556</text:p>
          </table:table-cell>
          <table:table-cell/>
        </table:table-row>
        <table:table-row table:style-name="ro1">
          <table:table-cell office:value-type="string" calcext:value-type="string">
            <text:p>13-02-2014 14:11:19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70708" calcext:value-type="float">
            <text:p>7707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408" calcext:value-type="float">
            <text:p>300408</text:p>
          </table:table-cell>
          <table:table-cell/>
        </table:table-row>
        <table:table-row table:style-name="ro1">
          <table:table-cell office:value-type="string" calcext:value-type="string">
            <text:p>13-02-2014 14:11: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83200" calcext:value-type="float">
            <text:p>78320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408" calcext:value-type="float">
            <text:p>300408</text:p>
          </table:table-cell>
          <table:table-cell/>
        </table:table-row>
        <table:table-row table:style-name="ro1">
          <table:table-cell office:value-type="string" calcext:value-type="string">
            <text:p>13-02-2014 14:11:21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98976" calcext:value-type="float">
            <text:p>7989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92" calcext:value-type="float">
            <text:p>300292</text:p>
          </table:table-cell>
          <table:table-cell/>
        </table:table-row>
        <table:table-row table:style-name="ro1">
          <table:table-cell office:value-type="string" calcext:value-type="string">
            <text:p>13-02-2014 14:11:2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895668" calcext:value-type="float">
            <text:p>89566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3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21644" calcext:value-type="float">
            <text:p>92164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1136" calcext:value-type="float">
            <text:p>9411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008" calcext:value-type="float">
            <text:p>4070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5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2880" calcext:value-type="float">
            <text:p>94288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38180" calcext:value-type="float">
            <text:p>93818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7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38756" calcext:value-type="float">
            <text:p>9387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5388" calcext:value-type="float">
            <text:p>94538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900" calcext:value-type="float">
            <text:p>40690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29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40908" calcext:value-type="float">
            <text:p>9409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37044" calcext:value-type="float">
            <text:p>93704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1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936920" calcext:value-type="float">
            <text:p>9369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23240" calcext:value-type="float">
            <text:p>7232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3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23140" calcext:value-type="float">
            <text:p>7231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23124" calcext:value-type="float">
            <text:p>7231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5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23092" calcext:value-type="float">
            <text:p>72309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60" calcext:value-type="float">
            <text:p>300260</text:p>
          </table:table-cell>
          <table:table-cell/>
        </table:table-row>
        <table:table-row table:style-name="ro1">
          <table:table-cell office:value-type="string" calcext:value-type="string">
            <text:p>13-02-2014 14:11: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23076" calcext:value-type="float">
            <text:p>7230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6860" calcext:value-type="float">
            <text:p>40686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380" calcext:value-type="float">
            <text:p>300380</text:p>
          </table:table-cell>
          <table:table-cell/>
        </table:table-row>
        <table:table-row table:style-name="ro1">
          <table:table-cell office:value-type="string" calcext:value-type="string">
            <text:p>13-02-2014 14:11:37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49316" calcext:value-type="float">
            <text:p>7493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012" calcext:value-type="float">
            <text:p>4070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36" calcext:value-type="float">
            <text:p>2944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356" calcext:value-type="float">
            <text:p>300356</text:p>
          </table:table-cell>
          <table:table-cell/>
        </table:table-row>
        <table:table-row table:style-name="ro1">
          <table:table-cell office:value-type="string" calcext:value-type="string">
            <text:p>13-02-2014 14:11:3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80240" calcext:value-type="float">
            <text:p>7802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004" calcext:value-type="float">
            <text:p>40700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516" calcext:value-type="float">
            <text:p>2945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356" calcext:value-type="float">
            <text:p>300356</text:p>
          </table:table-cell>
          <table:table-cell/>
        </table:table-row>
        <table:table-row table:style-name="ro1">
          <table:table-cell office:value-type="string" calcext:value-type="string">
            <text:p>13-02-2014 14:11:39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88740" calcext:value-type="float">
            <text:p>7887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07004" calcext:value-type="float">
            <text:p>40700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84" calcext:value-type="float">
            <text:p>2944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356" calcext:value-type="float">
            <text:p>300356</text:p>
          </table:table-cell>
          <table:table-cell/>
        </table:table-row>
        <table:table-row table:style-name="ro1">
          <table:table-cell office:value-type="string" calcext:value-type="string">
            <text:p>13-02-2014 14:11: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97920" calcext:value-type="float">
            <text:p>7979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14808" calcext:value-type="float">
            <text:p>4148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500" calcext:value-type="float">
            <text:p>29450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356" calcext:value-type="float">
            <text:p>300356</text:p>
          </table:table-cell>
          <table:table-cell/>
        </table:table-row>
        <table:table-row table:style-name="ro1">
          <table:table-cell office:value-type="string" calcext:value-type="string">
            <text:p>13-02-2014 14:11:41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35136" calcext:value-type="float">
            <text:p>73513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25972" calcext:value-type="float">
            <text:p>4259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76" calcext:value-type="float">
            <text:p>2944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372" calcext:value-type="float">
            <text:p>300372</text:p>
          </table:table-cell>
          <table:table-cell/>
        </table:table-row>
        <table:table-row table:style-name="ro1">
          <table:table-cell office:value-type="string" calcext:value-type="string">
            <text:p>13-02-2014 14:11:4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674596" calcext:value-type="float">
            <text:p>67459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28280" calcext:value-type="float">
            <text:p>42828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76" calcext:value-type="float">
            <text:p>2944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24" calcext:value-type="float">
            <text:p>300224</text:p>
          </table:table-cell>
          <table:table-cell/>
        </table:table-row>
        <table:table-row table:style-name="ro1">
          <table:table-cell office:value-type="string" calcext:value-type="string">
            <text:p>13-02-2014 14:11:43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694296" calcext:value-type="float">
            <text:p>69429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28256" calcext:value-type="float">
            <text:p>4282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76" calcext:value-type="float">
            <text:p>2944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24" calcext:value-type="float">
            <text:p>300224</text:p>
          </table:table-cell>
          <table:table-cell/>
        </table:table-row>
        <table:table-row table:style-name="ro1">
          <table:table-cell office:value-type="string" calcext:value-type="string">
            <text:p>13-02-2014 14:11:4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652708" calcext:value-type="float">
            <text:p>65270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28256" calcext:value-type="float">
            <text:p>4282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76" calcext:value-type="float">
            <text:p>2944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24" calcext:value-type="float">
            <text:p>300224</text:p>
          </table:table-cell>
          <table:table-cell/>
        </table:table-row>
        <table:table-row table:style-name="ro1">
          <table:table-cell office:value-type="string" calcext:value-type="string">
            <text:p>13-02-2014 14:11:45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609796" calcext:value-type="float">
            <text:p>60979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28304" calcext:value-type="float">
            <text:p>42830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4476" calcext:value-type="float">
            <text:p>29447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0224" calcext:value-type="float">
            <text:p>300224</text:p>
          </table:table-cell>
          <table:table-cell/>
        </table:table-row>
        <table:table-row table:style-name="ro1">
          <table:table-cell office:value-type="string" calcext:value-type="string">
            <text:p>13-02-2014 13:48:3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09592" calcext:value-type="float">
            <text:p>30959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19864" calcext:value-type="float">
            <text:p>41986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5972" calcext:value-type="float">
            <text:p>2859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1816" calcext:value-type="float">
            <text:p>291816</text:p>
          </table:table-cell>
          <table:table-cell/>
        </table:table-row>
        <table:table-row table:style-name="ro1">
          <table:table-cell office:value-type="string" calcext:value-type="string">
            <text:p>13-02-2014 13:48:39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57724" calcext:value-type="float">
            <text:p>3577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19724" calcext:value-type="float">
            <text:p>41972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5832" calcext:value-type="float">
            <text:p>28583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1668" calcext:value-type="float">
            <text:p>291668</text:p>
          </table:table-cell>
          <table:table-cell/>
        </table:table-row>
        <table:table-row table:style-name="ro1">
          <table:table-cell office:value-type="string" calcext:value-type="string">
            <text:p>13-02-2014 13:48:4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74184" calcext:value-type="float">
            <text:p>474184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415796" calcext:value-type="float">
            <text:p>41579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2012" calcext:value-type="float">
            <text:p>28201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1668" calcext:value-type="float">
            <text:p>2916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1644" calcext:value-type="float">
            <text:p>1011644</text:p>
          </table:table-cell>
          <table:table-cell office:value-type="float" office:value="649416" calcext:value-type="float">
            <text:p>6494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872" calcext:value-type="float">
            <text:p>281872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1668" calcext:value-type="float">
            <text:p>2916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1644" calcext:value-type="float">
            <text:p>1011644</text:p>
          </table:table-cell>
          <table:table-cell office:value-type="float" office:value="664148" calcext:value-type="float">
            <text:p>66414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1928" calcext:value-type="float">
            <text:p>281928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1668" calcext:value-type="float">
            <text:p>2916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1644" calcext:value-type="float">
            <text:p>1011644</text:p>
          </table:table-cell>
          <table:table-cell office:value-type="float" office:value="664216" calcext:value-type="float">
            <text:p>66421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740520" calcext:value-type="float">
            <text:p>7405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1668" calcext:value-type="float">
            <text:p>2916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1644" calcext:value-type="float">
            <text:p>1011644</text:p>
          </table:table-cell>
          <table:table-cell office:value-type="float" office:value="740520" calcext:value-type="float">
            <text:p>740520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92576" calcext:value-type="float">
            <text:p>2925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1644" calcext:value-type="float">
            <text:p>1011644</text:p>
          </table:table-cell>
          <table:table-cell office:value-type="float" office:value="740456" calcext:value-type="float">
            <text:p>740456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287880" calcext:value-type="float">
            <text:p>28788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11644" calcext:value-type="float">
            <text:p>1011644</text:p>
          </table:table-cell>
          <table:table-cell office:value-type="float" office:value="654624" calcext:value-type="float">
            <text:p>65462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11644" calcext:value-type="float">
            <text:p>1011644</text:p>
          </table:table-cell>
          <table:table-cell office:value-type="float" office:value="654780" calcext:value-type="float">
            <text:p>6547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han Dave</meta:initial-creator>
    <meta:creation-date>2014-02-13T13:53:17.221000000</meta:creation-date>
    <dc:date>2014-02-13T15:14:02.736000000</dc:date>
    <dc:creator>Manthan Dave</dc:creator>
    <meta:editing-duration>PT1H5M35S</meta:editing-duration>
    <meta:editing-cycles>1</meta:editing-cycles>
    <meta:document-statistic meta:table-count="1" meta:cell-count="529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307cm" svg:height="13.714cm" xlink:href=".." xlink:type="simple" chart:class="chart:line" chart:style-name="ch1">
        <chart:legend chart:legend-position="end" svg:x="29.1cm" svg:y="4.711cm" style:legend-expansion="high" chart:style-name="ch2"/>
        <chart:plot-area chart:style-name="ch3" table:cell-range-address="Sheet1.A2:Sheet1.I56" chart:data-source-has-labels="both" svg:x="1.136cm" svg:y="1.231cm" svg:width="26.592cm" svg:height="11.789cm">
          <chartooo:coordinate-region svg:x="3.495cm" svg:y="1.443cm" svg:width="24.233cm" svg:height="8.819cm"/>
          <chart:axis chart:dimension="x" chart:name="primary-x" chart:style-name="ch4" chartooo:axis-type="auto">
            <chartooo:date-scale/>
            <chart:categories table:cell-range-address="Sheet1.A3:Sheet1.A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6" chart:label-cell-address="Sheet1.B2:Sheet1.B2" chart:class="chart:line">
            <chart:data-point chart:repeated="54"/>
          </chart:series>
          <chart:series chart:style-name="ch7" chart:values-cell-range-address="Sheet1.C3:Sheet1.C56" chart:label-cell-address="Sheet1.C2:Sheet1.C2" chart:class="chart:line">
            <chart:data-point chart:repeated="54"/>
          </chart:series>
          <chart:series chart:style-name="ch8" chart:values-cell-range-address="Sheet1.D3:Sheet1.D56" chart:label-cell-address="Sheet1.D2:Sheet1.D2" chart:class="chart:line">
            <chart:data-point chart:repeated="54"/>
          </chart:series>
          <chart:series chart:style-name="ch9" chart:values-cell-range-address="Sheet1.E3:Sheet1.E56" chart:label-cell-address="Sheet1.E2:Sheet1.E2" chart:class="chart:line">
            <chart:data-point chart:repeated="54"/>
          </chart:series>
          <chart:series chart:style-name="ch10" chart:values-cell-range-address="Sheet1.F3:Sheet1.F56" chart:label-cell-address="Sheet1.F2:Sheet1.F2" chart:class="chart:line">
            <chart:data-point chart:repeated="54"/>
          </chart:series>
          <chart:series chart:style-name="ch11" chart:values-cell-range-address="Sheet1.G3:Sheet1.G56" chart:label-cell-address="Sheet1.G2:Sheet1.G2" chart:class="chart:line">
            <chart:data-point chart:repeated="54"/>
          </chart:series>
          <chart:series chart:style-name="ch12" chart:values-cell-range-address="Sheet1.H3:Sheet1.H56" chart:label-cell-address="Sheet1.H2:Sheet1.H2" chart:class="chart:line">
            <chart:data-point chart:repeated="54"/>
          </chart:series>
          <chart:series chart:style-name="ch13" chart:values-cell-range-address="Sheet1.I3:Sheet1.I56" chart:label-cell-address="Sheet1.I2:Sheet1.I2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M) Total Memory</text:p>
                <draw:g>
                  <svg:desc>Sheet1.B2:Sheet1.B2</svg:desc>
                </draw:g>
              </table:table-cell>
              <table:table-cell office:value-type="string">
                <text:p>(M) Used Memory</text:p>
                <draw:g>
                  <svg:desc>Sheet1.C2:Sheet1.C2</svg:desc>
                </draw:g>
              </table:table-cell>
              <table:table-cell office:value-type="string">
                <text:p>(Titanium) Total Memory</text:p>
                <draw:g>
                  <svg:desc>Sheet1.D2:Sheet1.D2</svg:desc>
                </draw:g>
              </table:table-cell>
              <table:table-cell office:value-type="string">
                <text:p>(Titanium) Used Memory</text:p>
                <draw:g>
                  <svg:desc>Sheet1.E2:Sheet1.E2</svg:desc>
                </draw:g>
              </table:table-cell>
              <table:table-cell office:value-type="string">
                <text:p>(Tungsten) Total Memory</text:p>
                <draw:g>
                  <svg:desc>Sheet1.F2:Sheet1.F2</svg:desc>
                </draw:g>
              </table:table-cell>
              <table:table-cell office:value-type="string">
                <text:p>(Tungsten) Used Memory</text:p>
                <draw:g>
                  <svg:desc>Sheet1.G2:Sheet1.G2</svg:desc>
                </draw:g>
              </table:table-cell>
              <table:table-cell office:value-type="string">
                <text:p>(Silicon) Total Memory</text:p>
                <draw:g>
                  <svg:desc>Sheet1.H2:Sheet1.H2</svg:desc>
                </draw:g>
              </table:table-cell>
              <table:table-cell office:value-type="string">
                <text:p>(Silicon) Used Memory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-02-2014 14:10:54</text:p>
                <draw:g>
                  <svg:desc>Sheet1.A3:Sheet1.A56</svg:desc>
                </draw:g>
              </table:table-cell>
              <table:table-cell office:value-type="float" office:value="1011644">
                <text:p>1011644</text:p>
                <draw:g>
                  <svg:desc>Sheet1.B3:Sheet1.B56</svg:desc>
                </draw:g>
              </table:table-cell>
              <table:table-cell office:value-type="float" office:value="717420">
                <text:p>717420</text:p>
                <draw:g>
                  <svg:desc>Sheet1.C3:Sheet1.C56</svg:desc>
                </draw:g>
              </table:table-cell>
              <table:table-cell office:value-type="float" office:value="1011644">
                <text:p>1011644</text:p>
                <draw:g>
                  <svg:desc>Sheet1.D3:Sheet1.D56</svg:desc>
                </draw:g>
              </table:table-cell>
              <table:table-cell office:value-type="float" office:value="392736">
                <text:p>392736</text:p>
                <draw:g>
                  <svg:desc>Sheet1.E3:Sheet1.E56</svg:desc>
                </draw:g>
              </table:table-cell>
              <table:table-cell office:value-type="float" office:value="1011644">
                <text:p>1011644</text:p>
                <draw:g>
                  <svg:desc>Sheet1.F3:Sheet1.F56</svg:desc>
                </draw:g>
              </table:table-cell>
              <table:table-cell office:value-type="float" office:value="281108">
                <text:p>281108</text:p>
                <draw:g>
                  <svg:desc>Sheet1.G3:Sheet1.G56</svg:desc>
                </draw:g>
              </table:table-cell>
              <table:table-cell office:value-type="float" office:value="1011644">
                <text:p>1011644</text:p>
                <draw:g>
                  <svg:desc>Sheet1.H3:Sheet1.H56</svg:desc>
                </draw:g>
              </table:table-cell>
              <table:table-cell office:value-type="float" office:value="286720">
                <text:p>286720</text:p>
                <draw:g>
                  <svg:desc>Sheet1.I3:Sheet1.I56</svg:desc>
                </draw:g>
              </table:table-cell>
            </table:table-row>
            <table:table-row>
              <table:table-cell office:value-type="string">
                <text:p>13-02-2014 14:10:55</text:p>
              </table:table-cell>
              <table:table-cell office:value-type="float" office:value="1011644">
                <text:p>1011644</text:p>
              </table:table-cell>
              <table:table-cell office:value-type="float" office:value="744088">
                <text:p>744088</text:p>
              </table:table-cell>
              <table:table-cell office:value-type="float" office:value="1011644">
                <text:p>1011644</text:p>
              </table:table-cell>
              <table:table-cell office:value-type="float" office:value="392712">
                <text:p>392712</text:p>
              </table:table-cell>
              <table:table-cell office:value-type="float" office:value="1011644">
                <text:p>1011644</text:p>
              </table:table-cell>
              <table:table-cell office:value-type="float" office:value="281084">
                <text:p>281084</text:p>
              </table:table-cell>
              <table:table-cell office:value-type="float" office:value="1011644">
                <text:p>1011644</text:p>
              </table:table-cell>
              <table:table-cell office:value-type="float" office:value="286620">
                <text:p>286620</text:p>
              </table:table-cell>
            </table:table-row>
            <table:table-row>
              <table:table-cell office:value-type="string">
                <text:p>13-02-2014 14:10:56</text:p>
              </table:table-cell>
              <table:table-cell office:value-type="float" office:value="1011644">
                <text:p>1011644</text:p>
              </table:table-cell>
              <table:table-cell office:value-type="float" office:value="762788">
                <text:p>762788</text:p>
              </table:table-cell>
              <table:table-cell office:value-type="float" office:value="1011644">
                <text:p>1011644</text:p>
              </table:table-cell>
              <table:table-cell office:value-type="float" office:value="392712">
                <text:p>392712</text:p>
              </table:table-cell>
              <table:table-cell office:value-type="float" office:value="1011644">
                <text:p>1011644</text:p>
              </table:table-cell>
              <table:table-cell office:value-type="float" office:value="281084">
                <text:p>281084</text:p>
              </table:table-cell>
              <table:table-cell office:value-type="float" office:value="1011644">
                <text:p>1011644</text:p>
              </table:table-cell>
              <table:table-cell office:value-type="float" office:value="290360">
                <text:p>290360</text:p>
              </table:table-cell>
            </table:table-row>
            <table:table-row>
              <table:table-cell office:value-type="string">
                <text:p>13-02-2014 14:10:57</text:p>
              </table:table-cell>
              <table:table-cell office:value-type="float" office:value="1011644">
                <text:p>1011644</text:p>
              </table:table-cell>
              <table:table-cell office:value-type="float" office:value="770516">
                <text:p>770516</text:p>
              </table:table-cell>
              <table:table-cell office:value-type="float" office:value="1011644">
                <text:p>1011644</text:p>
              </table:table-cell>
              <table:table-cell office:value-type="float" office:value="392712">
                <text:p>392712</text:p>
              </table:table-cell>
              <table:table-cell office:value-type="float" office:value="1011644">
                <text:p>1011644</text:p>
              </table:table-cell>
              <table:table-cell office:value-type="float" office:value="281084">
                <text:p>281084</text:p>
              </table:table-cell>
              <table:table-cell office:value-type="float" office:value="1011644">
                <text:p>1011644</text:p>
              </table:table-cell>
              <table:table-cell office:value-type="float" office:value="290336">
                <text:p>290336</text:p>
              </table:table-cell>
            </table:table-row>
            <table:table-row>
              <table:table-cell office:value-type="string">
                <text:p>13-02-2014 14:10:58</text:p>
              </table:table-cell>
              <table:table-cell office:value-type="float" office:value="1011644">
                <text:p>1011644</text:p>
              </table:table-cell>
              <table:table-cell office:value-type="float" office:value="775928">
                <text:p>775928</text:p>
              </table:table-cell>
              <table:table-cell office:value-type="float" office:value="1011644">
                <text:p>1011644</text:p>
              </table:table-cell>
              <table:table-cell office:value-type="float" office:value="392976">
                <text:p>392976</text:p>
              </table:table-cell>
              <table:table-cell office:value-type="float" office:value="1011644">
                <text:p>1011644</text:p>
              </table:table-cell>
              <table:table-cell office:value-type="float" office:value="281124">
                <text:p>281124</text:p>
              </table:table-cell>
              <table:table-cell office:value-type="float" office:value="1011644">
                <text:p>1011644</text:p>
              </table:table-cell>
              <table:table-cell office:value-type="float" office:value="290548">
                <text:p>290548</text:p>
              </table:table-cell>
            </table:table-row>
            <table:table-row>
              <table:table-cell office:value-type="string">
                <text:p>13-02-2014 14:10:59</text:p>
              </table:table-cell>
              <table:table-cell office:value-type="float" office:value="1011644">
                <text:p>1011644</text:p>
              </table:table-cell>
              <table:table-cell office:value-type="float" office:value="815768">
                <text:p>815768</text:p>
              </table:table-cell>
              <table:table-cell office:value-type="float" office:value="1011644">
                <text:p>1011644</text:p>
              </table:table-cell>
              <table:table-cell office:value-type="float" office:value="392952">
                <text:p>392952</text:p>
              </table:table-cell>
              <table:table-cell office:value-type="float" office:value="1011644">
                <text:p>1011644</text:p>
              </table:table-cell>
              <table:table-cell office:value-type="float" office:value="281116">
                <text:p>281116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0</text:p>
              </table:table-cell>
              <table:table-cell office:value-type="float" office:value="1011644">
                <text:p>1011644</text:p>
              </table:table-cell>
              <table:table-cell office:value-type="float" office:value="831208">
                <text:p>831208</text:p>
              </table:table-cell>
              <table:table-cell office:value-type="float" office:value="1011644">
                <text:p>1011644</text:p>
              </table:table-cell>
              <table:table-cell office:value-type="float" office:value="392952">
                <text:p>392952</text:p>
              </table:table-cell>
              <table:table-cell office:value-type="float" office:value="1011644">
                <text:p>1011644</text:p>
              </table:table-cell>
              <table:table-cell office:value-type="float" office:value="281264">
                <text:p>281264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1</text:p>
              </table:table-cell>
              <table:table-cell office:value-type="float" office:value="1011644">
                <text:p>1011644</text:p>
              </table:table-cell>
              <table:table-cell office:value-type="float" office:value="805648">
                <text:p>805648</text:p>
              </table:table-cell>
              <table:table-cell office:value-type="float" office:value="1011644">
                <text:p>1011644</text:p>
              </table:table-cell>
              <table:table-cell office:value-type="float" office:value="397220">
                <text:p>397220</text:p>
              </table:table-cell>
              <table:table-cell office:value-type="float" office:value="1011644">
                <text:p>1011644</text:p>
              </table:table-cell>
              <table:table-cell office:value-type="float" office:value="297224">
                <text:p>297224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2</text:p>
              </table:table-cell>
              <table:table-cell office:value-type="float" office:value="1011644">
                <text:p>1011644</text:p>
              </table:table-cell>
              <table:table-cell office:value-type="float" office:value="824852">
                <text:p>824852</text:p>
              </table:table-cell>
              <table:table-cell office:value-type="float" office:value="1011644">
                <text:p>1011644</text:p>
              </table:table-cell>
              <table:table-cell office:value-type="float" office:value="397072">
                <text:p>397072</text:p>
              </table:table-cell>
              <table:table-cell office:value-type="float" office:value="1011644">
                <text:p>1011644</text:p>
              </table:table-cell>
              <table:table-cell office:value-type="float" office:value="331684">
                <text:p>331684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3</text:p>
              </table:table-cell>
              <table:table-cell office:value-type="float" office:value="1011644">
                <text:p>1011644</text:p>
              </table:table-cell>
              <table:table-cell office:value-type="float" office:value="932864">
                <text:p>932864</text:p>
              </table:table-cell>
              <table:table-cell office:value-type="float" office:value="1011644">
                <text:p>1011644</text:p>
              </table:table-cell>
              <table:table-cell office:value-type="float" office:value="397072">
                <text:p>397072</text:p>
              </table:table-cell>
              <table:table-cell office:value-type="float" office:value="1011644">
                <text:p>1011644</text:p>
              </table:table-cell>
              <table:table-cell office:value-type="float" office:value="294344">
                <text:p>294344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4</text:p>
              </table:table-cell>
              <table:table-cell office:value-type="float" office:value="1011644">
                <text:p>1011644</text:p>
              </table:table-cell>
              <table:table-cell office:value-type="float" office:value="949796">
                <text:p>949796</text:p>
              </table:table-cell>
              <table:table-cell office:value-type="float" office:value="1011644">
                <text:p>1011644</text:p>
              </table:table-cell>
              <table:table-cell office:value-type="float" office:value="397072">
                <text:p>397072</text:p>
              </table:table-cell>
              <table:table-cell office:value-type="float" office:value="1011644">
                <text:p>1011644</text:p>
              </table:table-cell>
              <table:table-cell office:value-type="float" office:value="332176">
                <text:p>332176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5</text:p>
              </table:table-cell>
              <table:table-cell office:value-type="float" office:value="1011644">
                <text:p>1011644</text:p>
              </table:table-cell>
              <table:table-cell office:value-type="float" office:value="945220">
                <text:p>945220</text:p>
              </table:table-cell>
              <table:table-cell office:value-type="float" office:value="1011644">
                <text:p>1011644</text:p>
              </table:table-cell>
              <table:table-cell office:value-type="float" office:value="397072">
                <text:p>397072</text:p>
              </table:table-cell>
              <table:table-cell office:value-type="float" office:value="1011644">
                <text:p>1011644</text:p>
              </table:table-cell>
              <table:table-cell office:value-type="float" office:value="294468">
                <text:p>294468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6</text:p>
              </table:table-cell>
              <table:table-cell office:value-type="float" office:value="1011644">
                <text:p>1011644</text:p>
              </table:table-cell>
              <table:table-cell office:value-type="float" office:value="951200">
                <text:p>951200</text:p>
              </table:table-cell>
              <table:table-cell office:value-type="float" office:value="1011644">
                <text:p>1011644</text:p>
              </table:table-cell>
              <table:table-cell office:value-type="float" office:value="421988">
                <text:p>421988</text:p>
              </table:table-cell>
              <table:table-cell office:value-type="float" office:value="1011644">
                <text:p>1011644</text:p>
              </table:table-cell>
              <table:table-cell office:value-type="float" office:value="294700">
                <text:p>294700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7</text:p>
              </table:table-cell>
              <table:table-cell office:value-type="float" office:value="1011644">
                <text:p>1011644</text:p>
              </table:table-cell>
              <table:table-cell office:value-type="float" office:value="941364">
                <text:p>941364</text:p>
              </table:table-cell>
              <table:table-cell office:value-type="float" office:value="1011644">
                <text:p>1011644</text:p>
              </table:table-cell>
              <table:table-cell office:value-type="float" office:value="442628">
                <text:p>442628</text:p>
              </table:table-cell>
              <table:table-cell office:value-type="float" office:value="1011644">
                <text:p>1011644</text:p>
              </table:table-cell>
              <table:table-cell office:value-type="float" office:value="294684">
                <text:p>294684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8</text:p>
              </table:table-cell>
              <table:table-cell office:value-type="float" office:value="1011644">
                <text:p>1011644</text:p>
              </table:table-cell>
              <table:table-cell office:value-type="float" office:value="940184">
                <text:p>940184</text:p>
              </table:table-cell>
              <table:table-cell office:value-type="float" office:value="1011644">
                <text:p>1011644</text:p>
              </table:table-cell>
              <table:table-cell office:value-type="float" office:value="406932">
                <text:p>406932</text:p>
              </table:table-cell>
              <table:table-cell office:value-type="float" office:value="1011644">
                <text:p>1011644</text:p>
              </table:table-cell>
              <table:table-cell office:value-type="float" office:value="294684">
                <text:p>294684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09</text:p>
              </table:table-cell>
              <table:table-cell office:value-type="float" office:value="1011644">
                <text:p>1011644</text:p>
              </table:table-cell>
              <table:table-cell office:value-type="float" office:value="944404">
                <text:p>944404</text:p>
              </table:table-cell>
              <table:table-cell office:value-type="float" office:value="1011644">
                <text:p>1011644</text:p>
              </table:table-cell>
              <table:table-cell office:value-type="float" office:value="444352">
                <text:p>444352</text:p>
              </table:table-cell>
              <table:table-cell office:value-type="float" office:value="1011644">
                <text:p>1011644</text:p>
              </table:table-cell>
              <table:table-cell office:value-type="float" office:value="294676">
                <text:p>294676</text:p>
              </table:table-cell>
              <table:table-cell office:value-type="float" office:value="1011644">
                <text:p>1011644</text:p>
              </table:table-cell>
              <table:table-cell office:value-type="float" office:value="290524">
                <text:p>290524</text:p>
              </table:table-cell>
            </table:table-row>
            <table:table-row>
              <table:table-cell office:value-type="string">
                <text:p>13-02-2014 14:11:10</text:p>
              </table:table-cell>
              <table:table-cell office:value-type="float" office:value="1011644">
                <text:p>1011644</text:p>
              </table:table-cell>
              <table:table-cell office:value-type="float" office:value="948992">
                <text:p>948992</text:p>
              </table:table-cell>
              <table:table-cell office:value-type="float" office:value="1011644">
                <text:p>1011644</text:p>
              </table:table-cell>
              <table:table-cell office:value-type="float" office:value="451864">
                <text:p>451864</text:p>
              </table:table-cell>
              <table:table-cell office:value-type="float" office:value="1011644">
                <text:p>1011644</text:p>
              </table:table-cell>
              <table:table-cell office:value-type="float" office:value="294568">
                <text:p>294568</text:p>
              </table:table-cell>
              <table:table-cell office:value-type="float" office:value="1011644">
                <text:p>1011644</text:p>
              </table:table-cell>
              <table:table-cell office:value-type="float" office:value="313100">
                <text:p>313100</text:p>
              </table:table-cell>
            </table:table-row>
            <table:table-row>
              <table:table-cell office:value-type="string">
                <text:p>13-02-2014 14:11:11</text:p>
              </table:table-cell>
              <table:table-cell office:value-type="float" office:value="1011644">
                <text:p>1011644</text:p>
              </table:table-cell>
              <table:table-cell office:value-type="float" office:value="941456">
                <text:p>941456</text:p>
              </table:table-cell>
              <table:table-cell office:value-type="float" office:value="1011644">
                <text:p>1011644</text:p>
              </table:table-cell>
              <table:table-cell office:value-type="float" office:value="407212">
                <text:p>407212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38692">
                <text:p>338692</text:p>
              </table:table-cell>
            </table:table-row>
            <table:table-row>
              <table:table-cell office:value-type="string">
                <text:p>13-02-2014 14:11:12</text:p>
              </table:table-cell>
              <table:table-cell office:value-type="float" office:value="1011644">
                <text:p>1011644</text:p>
              </table:table-cell>
              <table:table-cell office:value-type="float" office:value="945456">
                <text:p>945456</text:p>
              </table:table-cell>
              <table:table-cell office:value-type="float" office:value="1011644">
                <text:p>1011644</text:p>
              </table:table-cell>
              <table:table-cell office:value-type="float" office:value="407204">
                <text:p>407204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18268">
                <text:p>318268</text:p>
              </table:table-cell>
            </table:table-row>
            <table:table-row>
              <table:table-cell office:value-type="string">
                <text:p>13-02-2014 14:11:14</text:p>
              </table:table-cell>
              <table:table-cell office:value-type="float" office:value="1011644">
                <text:p>1011644</text:p>
              </table:table-cell>
              <table:table-cell office:value-type="float" office:value="941324">
                <text:p>941324</text:p>
              </table:table-cell>
              <table:table-cell office:value-type="float" office:value="1011644">
                <text:p>1011644</text:p>
              </table:table-cell>
              <table:table-cell office:value-type="float" office:value="407188">
                <text:p>407188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44060">
                <text:p>344060</text:p>
              </table:table-cell>
            </table:table-row>
            <table:table-row>
              <table:table-cell office:value-type="string">
                <text:p>13-02-2014 14:11:15</text:p>
              </table:table-cell>
              <table:table-cell office:value-type="float" office:value="1011644">
                <text:p>1011644</text:p>
              </table:table-cell>
              <table:table-cell office:value-type="float" office:value="940340">
                <text:p>940340</text:p>
              </table:table-cell>
              <table:table-cell office:value-type="float" office:value="1011644">
                <text:p>1011644</text:p>
              </table:table-cell>
              <table:table-cell office:value-type="float" office:value="407040">
                <text:p>40704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540">
                <text:p>300540</text:p>
              </table:table-cell>
            </table:table-row>
            <table:table-row>
              <table:table-cell office:value-type="string">
                <text:p>13-02-2014 14:11:16</text:p>
              </table:table-cell>
              <table:table-cell office:value-type="float" office:value="1011644">
                <text:p>1011644</text:p>
              </table:table-cell>
              <table:table-cell office:value-type="float" office:value="943044">
                <text:p>943044</text:p>
              </table:table-cell>
              <table:table-cell office:value-type="float" office:value="1011644">
                <text:p>1011644</text:p>
              </table:table-cell>
              <table:table-cell office:value-type="float" office:value="407040">
                <text:p>40704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516">
                <text:p>300516</text:p>
              </table:table-cell>
            </table:table-row>
            <table:table-row>
              <table:table-cell office:value-type="string">
                <text:p>13-02-2014 14:11:17</text:p>
              </table:table-cell>
              <table:table-cell office:value-type="float" office:value="1011644">
                <text:p>1011644</text:p>
              </table:table-cell>
              <table:table-cell office:value-type="float" office:value="728584">
                <text:p>728584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508">
                <text:p>300508</text:p>
              </table:table-cell>
            </table:table-row>
            <table:table-row>
              <table:table-cell office:value-type="string">
                <text:p>13-02-2014 14:11:18</text:p>
              </table:table-cell>
              <table:table-cell office:value-type="float" office:value="1011644">
                <text:p>1011644</text:p>
              </table:table-cell>
              <table:table-cell office:value-type="float" office:value="754492">
                <text:p>754492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556">
                <text:p>300556</text:p>
              </table:table-cell>
            </table:table-row>
            <table:table-row>
              <table:table-cell office:value-type="string">
                <text:p>13-02-2014 14:11:19</text:p>
              </table:table-cell>
              <table:table-cell office:value-type="float" office:value="1011644">
                <text:p>1011644</text:p>
              </table:table-cell>
              <table:table-cell office:value-type="float" office:value="770708">
                <text:p>770708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408">
                <text:p>300408</text:p>
              </table:table-cell>
            </table:table-row>
            <table:table-row>
              <table:table-cell office:value-type="string">
                <text:p>13-02-2014 14:11:20</text:p>
              </table:table-cell>
              <table:table-cell office:value-type="float" office:value="1011644">
                <text:p>1011644</text:p>
              </table:table-cell>
              <table:table-cell office:value-type="float" office:value="783200">
                <text:p>783200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408">
                <text:p>300408</text:p>
              </table:table-cell>
            </table:table-row>
            <table:table-row>
              <table:table-cell office:value-type="string">
                <text:p>13-02-2014 14:11:21</text:p>
              </table:table-cell>
              <table:table-cell office:value-type="float" office:value="1011644">
                <text:p>1011644</text:p>
              </table:table-cell>
              <table:table-cell office:value-type="float" office:value="798976">
                <text:p>798976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92">
                <text:p>300292</text:p>
              </table:table-cell>
            </table:table-row>
            <table:table-row>
              <table:table-cell office:value-type="string">
                <text:p>13-02-2014 14:11:22</text:p>
              </table:table-cell>
              <table:table-cell office:value-type="float" office:value="1011644">
                <text:p>1011644</text:p>
              </table:table-cell>
              <table:table-cell office:value-type="float" office:value="895668">
                <text:p>895668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3</text:p>
              </table:table-cell>
              <table:table-cell office:value-type="float" office:value="1011644">
                <text:p>1011644</text:p>
              </table:table-cell>
              <table:table-cell office:value-type="float" office:value="921644">
                <text:p>921644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4</text:p>
              </table:table-cell>
              <table:table-cell office:value-type="float" office:value="1011644">
                <text:p>1011644</text:p>
              </table:table-cell>
              <table:table-cell office:value-type="float" office:value="941136">
                <text:p>941136</text:p>
              </table:table-cell>
              <table:table-cell office:value-type="float" office:value="1011644">
                <text:p>1011644</text:p>
              </table:table-cell>
              <table:table-cell office:value-type="float" office:value="407008">
                <text:p>407008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5</text:p>
              </table:table-cell>
              <table:table-cell office:value-type="float" office:value="1011644">
                <text:p>1011644</text:p>
              </table:table-cell>
              <table:table-cell office:value-type="float" office:value="942880">
                <text:p>942880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6</text:p>
              </table:table-cell>
              <table:table-cell office:value-type="float" office:value="1011644">
                <text:p>1011644</text:p>
              </table:table-cell>
              <table:table-cell office:value-type="float" office:value="938180">
                <text:p>938180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7</text:p>
              </table:table-cell>
              <table:table-cell office:value-type="float" office:value="1011644">
                <text:p>1011644</text:p>
              </table:table-cell>
              <table:table-cell office:value-type="float" office:value="938756">
                <text:p>938756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8</text:p>
              </table:table-cell>
              <table:table-cell office:value-type="float" office:value="1011644">
                <text:p>1011644</text:p>
              </table:table-cell>
              <table:table-cell office:value-type="float" office:value="945388">
                <text:p>945388</text:p>
              </table:table-cell>
              <table:table-cell office:value-type="float" office:value="1011644">
                <text:p>1011644</text:p>
              </table:table-cell>
              <table:table-cell office:value-type="float" office:value="406900">
                <text:p>40690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29</text:p>
              </table:table-cell>
              <table:table-cell office:value-type="float" office:value="1011644">
                <text:p>1011644</text:p>
              </table:table-cell>
              <table:table-cell office:value-type="float" office:value="940908">
                <text:p>940908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0</text:p>
              </table:table-cell>
              <table:table-cell office:value-type="float" office:value="1011644">
                <text:p>1011644</text:p>
              </table:table-cell>
              <table:table-cell office:value-type="float" office:value="937044">
                <text:p>937044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1</text:p>
              </table:table-cell>
              <table:table-cell office:value-type="float" office:value="1011644">
                <text:p>1011644</text:p>
              </table:table-cell>
              <table:table-cell office:value-type="float" office:value="936920">
                <text:p>936920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2</text:p>
              </table:table-cell>
              <table:table-cell office:value-type="float" office:value="1011644">
                <text:p>1011644</text:p>
              </table:table-cell>
              <table:table-cell office:value-type="float" office:value="723240">
                <text:p>723240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3</text:p>
              </table:table-cell>
              <table:table-cell office:value-type="float" office:value="1011644">
                <text:p>1011644</text:p>
              </table:table-cell>
              <table:table-cell office:value-type="float" office:value="723140">
                <text:p>723140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4</text:p>
              </table:table-cell>
              <table:table-cell office:value-type="float" office:value="1011644">
                <text:p>1011644</text:p>
              </table:table-cell>
              <table:table-cell office:value-type="float" office:value="723124">
                <text:p>723124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5</text:p>
              </table:table-cell>
              <table:table-cell office:value-type="float" office:value="1011644">
                <text:p>1011644</text:p>
              </table:table-cell>
              <table:table-cell office:value-type="float" office:value="723092">
                <text:p>723092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260">
                <text:p>300260</text:p>
              </table:table-cell>
            </table:table-row>
            <table:table-row>
              <table:table-cell office:value-type="string">
                <text:p>13-02-2014 14:11:36</text:p>
              </table:table-cell>
              <table:table-cell office:value-type="float" office:value="1011644">
                <text:p>1011644</text:p>
              </table:table-cell>
              <table:table-cell office:value-type="float" office:value="723076">
                <text:p>723076</text:p>
              </table:table-cell>
              <table:table-cell office:value-type="float" office:value="1011644">
                <text:p>1011644</text:p>
              </table:table-cell>
              <table:table-cell office:value-type="float" office:value="406860">
                <text:p>406860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380">
                <text:p>300380</text:p>
              </table:table-cell>
            </table:table-row>
            <table:table-row>
              <table:table-cell office:value-type="string">
                <text:p>13-02-2014 14:11:37</text:p>
              </table:table-cell>
              <table:table-cell office:value-type="float" office:value="1011644">
                <text:p>1011644</text:p>
              </table:table-cell>
              <table:table-cell office:value-type="float" office:value="749316">
                <text:p>749316</text:p>
              </table:table-cell>
              <table:table-cell office:value-type="float" office:value="1011644">
                <text:p>1011644</text:p>
              </table:table-cell>
              <table:table-cell office:value-type="float" office:value="407012">
                <text:p>407012</text:p>
              </table:table-cell>
              <table:table-cell office:value-type="float" office:value="1011644">
                <text:p>1011644</text:p>
              </table:table-cell>
              <table:table-cell office:value-type="float" office:value="294436">
                <text:p>294436</text:p>
              </table:table-cell>
              <table:table-cell office:value-type="float" office:value="1011644">
                <text:p>1011644</text:p>
              </table:table-cell>
              <table:table-cell office:value-type="float" office:value="300356">
                <text:p>300356</text:p>
              </table:table-cell>
            </table:table-row>
            <table:table-row>
              <table:table-cell office:value-type="string">
                <text:p>13-02-2014 14:11:38</text:p>
              </table:table-cell>
              <table:table-cell office:value-type="float" office:value="1011644">
                <text:p>1011644</text:p>
              </table:table-cell>
              <table:table-cell office:value-type="float" office:value="780240">
                <text:p>780240</text:p>
              </table:table-cell>
              <table:table-cell office:value-type="float" office:value="1011644">
                <text:p>1011644</text:p>
              </table:table-cell>
              <table:table-cell office:value-type="float" office:value="407004">
                <text:p>407004</text:p>
              </table:table-cell>
              <table:table-cell office:value-type="float" office:value="1011644">
                <text:p>1011644</text:p>
              </table:table-cell>
              <table:table-cell office:value-type="float" office:value="294516">
                <text:p>294516</text:p>
              </table:table-cell>
              <table:table-cell office:value-type="float" office:value="1011644">
                <text:p>1011644</text:p>
              </table:table-cell>
              <table:table-cell office:value-type="float" office:value="300356">
                <text:p>300356</text:p>
              </table:table-cell>
            </table:table-row>
            <table:table-row>
              <table:table-cell office:value-type="string">
                <text:p>13-02-2014 14:11:39</text:p>
              </table:table-cell>
              <table:table-cell office:value-type="float" office:value="1011644">
                <text:p>1011644</text:p>
              </table:table-cell>
              <table:table-cell office:value-type="float" office:value="788740">
                <text:p>788740</text:p>
              </table:table-cell>
              <table:table-cell office:value-type="float" office:value="1011644">
                <text:p>1011644</text:p>
              </table:table-cell>
              <table:table-cell office:value-type="float" office:value="407004">
                <text:p>407004</text:p>
              </table:table-cell>
              <table:table-cell office:value-type="float" office:value="1011644">
                <text:p>1011644</text:p>
              </table:table-cell>
              <table:table-cell office:value-type="float" office:value="294484">
                <text:p>294484</text:p>
              </table:table-cell>
              <table:table-cell office:value-type="float" office:value="1011644">
                <text:p>1011644</text:p>
              </table:table-cell>
              <table:table-cell office:value-type="float" office:value="300356">
                <text:p>300356</text:p>
              </table:table-cell>
            </table:table-row>
            <table:table-row>
              <table:table-cell office:value-type="string">
                <text:p>13-02-2014 14:11:40</text:p>
              </table:table-cell>
              <table:table-cell office:value-type="float" office:value="1011644">
                <text:p>1011644</text:p>
              </table:table-cell>
              <table:table-cell office:value-type="float" office:value="797920">
                <text:p>797920</text:p>
              </table:table-cell>
              <table:table-cell office:value-type="float" office:value="1011644">
                <text:p>1011644</text:p>
              </table:table-cell>
              <table:table-cell office:value-type="float" office:value="414808">
                <text:p>414808</text:p>
              </table:table-cell>
              <table:table-cell office:value-type="float" office:value="1011644">
                <text:p>1011644</text:p>
              </table:table-cell>
              <table:table-cell office:value-type="float" office:value="294500">
                <text:p>294500</text:p>
              </table:table-cell>
              <table:table-cell office:value-type="float" office:value="1011644">
                <text:p>1011644</text:p>
              </table:table-cell>
              <table:table-cell office:value-type="float" office:value="300356">
                <text:p>300356</text:p>
              </table:table-cell>
            </table:table-row>
            <table:table-row>
              <table:table-cell office:value-type="string">
                <text:p>13-02-2014 14:11:41</text:p>
              </table:table-cell>
              <table:table-cell office:value-type="float" office:value="1011644">
                <text:p>1011644</text:p>
              </table:table-cell>
              <table:table-cell office:value-type="float" office:value="735136">
                <text:p>735136</text:p>
              </table:table-cell>
              <table:table-cell office:value-type="float" office:value="1011644">
                <text:p>1011644</text:p>
              </table:table-cell>
              <table:table-cell office:value-type="float" office:value="425972">
                <text:p>425972</text:p>
              </table:table-cell>
              <table:table-cell office:value-type="float" office:value="1011644">
                <text:p>1011644</text:p>
              </table:table-cell>
              <table:table-cell office:value-type="float" office:value="294476">
                <text:p>294476</text:p>
              </table:table-cell>
              <table:table-cell office:value-type="float" office:value="1011644">
                <text:p>1011644</text:p>
              </table:table-cell>
              <table:table-cell office:value-type="float" office:value="300372">
                <text:p>300372</text:p>
              </table:table-cell>
            </table:table-row>
            <table:table-row>
              <table:table-cell office:value-type="string">
                <text:p>13-02-2014 14:11:42</text:p>
              </table:table-cell>
              <table:table-cell office:value-type="float" office:value="1011644">
                <text:p>1011644</text:p>
              </table:table-cell>
              <table:table-cell office:value-type="float" office:value="674596">
                <text:p>674596</text:p>
              </table:table-cell>
              <table:table-cell office:value-type="float" office:value="1011644">
                <text:p>1011644</text:p>
              </table:table-cell>
              <table:table-cell office:value-type="float" office:value="428280">
                <text:p>428280</text:p>
              </table:table-cell>
              <table:table-cell office:value-type="float" office:value="1011644">
                <text:p>1011644</text:p>
              </table:table-cell>
              <table:table-cell office:value-type="float" office:value="294476">
                <text:p>294476</text:p>
              </table:table-cell>
              <table:table-cell office:value-type="float" office:value="1011644">
                <text:p>1011644</text:p>
              </table:table-cell>
              <table:table-cell office:value-type="float" office:value="300224">
                <text:p>300224</text:p>
              </table:table-cell>
            </table:table-row>
            <table:table-row>
              <table:table-cell office:value-type="string">
                <text:p>13-02-2014 14:11:43</text:p>
              </table:table-cell>
              <table:table-cell office:value-type="float" office:value="1011644">
                <text:p>1011644</text:p>
              </table:table-cell>
              <table:table-cell office:value-type="float" office:value="694296">
                <text:p>694296</text:p>
              </table:table-cell>
              <table:table-cell office:value-type="float" office:value="1011644">
                <text:p>1011644</text:p>
              </table:table-cell>
              <table:table-cell office:value-type="float" office:value="428256">
                <text:p>428256</text:p>
              </table:table-cell>
              <table:table-cell office:value-type="float" office:value="1011644">
                <text:p>1011644</text:p>
              </table:table-cell>
              <table:table-cell office:value-type="float" office:value="294476">
                <text:p>294476</text:p>
              </table:table-cell>
              <table:table-cell office:value-type="float" office:value="1011644">
                <text:p>1011644</text:p>
              </table:table-cell>
              <table:table-cell office:value-type="float" office:value="300224">
                <text:p>300224</text:p>
              </table:table-cell>
            </table:table-row>
            <table:table-row>
              <table:table-cell office:value-type="string">
                <text:p>13-02-2014 14:11:44</text:p>
              </table:table-cell>
              <table:table-cell office:value-type="float" office:value="1011644">
                <text:p>1011644</text:p>
              </table:table-cell>
              <table:table-cell office:value-type="float" office:value="652708">
                <text:p>652708</text:p>
              </table:table-cell>
              <table:table-cell office:value-type="float" office:value="1011644">
                <text:p>1011644</text:p>
              </table:table-cell>
              <table:table-cell office:value-type="float" office:value="428256">
                <text:p>428256</text:p>
              </table:table-cell>
              <table:table-cell office:value-type="float" office:value="1011644">
                <text:p>1011644</text:p>
              </table:table-cell>
              <table:table-cell office:value-type="float" office:value="294476">
                <text:p>294476</text:p>
              </table:table-cell>
              <table:table-cell office:value-type="float" office:value="1011644">
                <text:p>1011644</text:p>
              </table:table-cell>
              <table:table-cell office:value-type="float" office:value="300224">
                <text:p>300224</text:p>
              </table:table-cell>
            </table:table-row>
            <table:table-row>
              <table:table-cell office:value-type="string">
                <text:p>13-02-2014 14:11:45</text:p>
              </table:table-cell>
              <table:table-cell office:value-type="float" office:value="1011644">
                <text:p>1011644</text:p>
              </table:table-cell>
              <table:table-cell office:value-type="float" office:value="609796">
                <text:p>609796</text:p>
              </table:table-cell>
              <table:table-cell office:value-type="float" office:value="1011644">
                <text:p>1011644</text:p>
              </table:table-cell>
              <table:table-cell office:value-type="float" office:value="428304">
                <text:p>428304</text:p>
              </table:table-cell>
              <table:table-cell office:value-type="float" office:value="1011644">
                <text:p>1011644</text:p>
              </table:table-cell>
              <table:table-cell office:value-type="float" office:value="294476">
                <text:p>294476</text:p>
              </table:table-cell>
              <table:table-cell office:value-type="float" office:value="1011644">
                <text:p>1011644</text:p>
              </table:table-cell>
              <table:table-cell office:value-type="float" office:value="300224">
                <text:p>300224</text:p>
              </table:table-cell>
            </table:table-row>
            <table:table-row>
              <table:table-cell office:value-type="string">
                <text:p>13-02-2014 13:48:38</text:p>
              </table:table-cell>
              <table:table-cell office:value-type="float" office:value="1011644">
                <text:p>1011644</text:p>
              </table:table-cell>
              <table:table-cell office:value-type="float" office:value="309592">
                <text:p>309592</text:p>
              </table:table-cell>
              <table:table-cell office:value-type="float" office:value="1011644">
                <text:p>1011644</text:p>
              </table:table-cell>
              <table:table-cell office:value-type="float" office:value="419864">
                <text:p>419864</text:p>
              </table:table-cell>
              <table:table-cell office:value-type="float" office:value="1011644">
                <text:p>1011644</text:p>
              </table:table-cell>
              <table:table-cell office:value-type="float" office:value="285972">
                <text:p>285972</text:p>
              </table:table-cell>
              <table:table-cell office:value-type="float" office:value="1011644">
                <text:p>1011644</text:p>
              </table:table-cell>
              <table:table-cell office:value-type="float" office:value="291816">
                <text:p>291816</text:p>
              </table:table-cell>
            </table:table-row>
            <table:table-row>
              <table:table-cell office:value-type="string">
                <text:p>13-02-2014 13:48:39</text:p>
              </table:table-cell>
              <table:table-cell office:value-type="float" office:value="1011644">
                <text:p>1011644</text:p>
              </table:table-cell>
              <table:table-cell office:value-type="float" office:value="357724">
                <text:p>357724</text:p>
              </table:table-cell>
              <table:table-cell office:value-type="float" office:value="1011644">
                <text:p>1011644</text:p>
              </table:table-cell>
              <table:table-cell office:value-type="float" office:value="419724">
                <text:p>419724</text:p>
              </table:table-cell>
              <table:table-cell office:value-type="float" office:value="1011644">
                <text:p>1011644</text:p>
              </table:table-cell>
              <table:table-cell office:value-type="float" office:value="285832">
                <text:p>285832</text:p>
              </table:table-cell>
              <table:table-cell office:value-type="float" office:value="1011644">
                <text:p>1011644</text:p>
              </table:table-cell>
              <table:table-cell office:value-type="float" office:value="291668">
                <text:p>291668</text:p>
              </table:table-cell>
            </table:table-row>
            <table:table-row>
              <table:table-cell office:value-type="string">
                <text:p>13-02-2014 13:48:40</text:p>
              </table:table-cell>
              <table:table-cell office:value-type="float" office:value="1011644">
                <text:p>1011644</text:p>
              </table:table-cell>
              <table:table-cell office:value-type="float" office:value="474184">
                <text:p>474184</text:p>
              </table:table-cell>
              <table:table-cell office:value-type="float" office:value="1011644">
                <text:p>1011644</text:p>
              </table:table-cell>
              <table:table-cell office:value-type="float" office:value="415796">
                <text:p>415796</text:p>
              </table:table-cell>
              <table:table-cell office:value-type="float" office:value="1011644">
                <text:p>1011644</text:p>
              </table:table-cell>
              <table:table-cell office:value-type="float" office:value="282012">
                <text:p>282012</text:p>
              </table:table-cell>
              <table:table-cell office:value-type="float" office:value="1011644">
                <text:p>1011644</text:p>
              </table:table-cell>
              <table:table-cell office:value-type="float" office:value="291668">
                <text:p>291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